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6c95" officeooo:paragraph-rsid="00026c95"/>
    </style:style>
    <style:style style:name="P2" style:family="paragraph" style:parent-style-name="Standard">
      <style:text-properties officeooo:rsid="00026c95" officeooo:paragraph-rsid="00026c95"/>
    </style:style>
    <style:style style:name="P3" style:family="paragraph" style:parent-style-name="Standard">
      <style:text-properties officeooo:rsid="0003482f" officeooo:paragraph-rsid="000348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10429_rotrac_e2_body_green</text:p>
      <text:p text:style-name="P1">v2: zwei ballastplatten je vorn und hinten</text:p>
      <text:p text:style-name="P1">v3: eine ballastplatte + sensorik-montageplatate je vorn und hinten</text:p>
      <text:p text:style-name="P3">v4: knöpfe- und türorientierung korrigier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4:36:38.836572344</meta:creation-date>
    <dc:date>2021-09-13T17:44:54.880043470</dc:date>
    <meta:editing-duration>PT1M4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22" meta:character-count="178" meta:non-whitespace-character-count="160"/>
  </office:meta>
</office:document-meta>
</file>